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Docker<text:line-break/><text:span text:style-name="T1">by: Warren Hodgkinson</text:span></text:p>
          </draw:text-box>
        </draw:frame>
        <draw:frame presentation:style-name="pr2" draw:text-style-name="P2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Reason for containers</text:p>
              </text:list-item>
              <text:list-item>
                <text:p>Different types of containers</text:p>
              </text:list-item>
              <text:list-item>
                <text:p>What is Docker</text:p>
              </text:list-item>
              <text:list-item>
                <text:p><text:span text:style-name="T2">How to make and inspect a Docker images</text:span></text:p>
              </text:list-item>
              <text:list-item>
                <text:p><text:span text:style-name="T2">How to run a Docker container</text:span></text:p>
              </text:list-item>
              <text:list-item>
                <text:p><text:span text:style-name="T2">Docker storage</text:span></text:p>
              </text:list-item>
              <text:list-item>
                <text:p><text:span text:style-name="T2">Docker network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eason for container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Dedicated machine per app – expensive</text:p>
              </text:list-item>
              <text:list-item>
                <text:p>Testability</text:p>
              </text:list-item>
              <text:list-item>
                <text:p>Pet” machine – too hard to scale, too difficult to security audit over time</text:p>
              </text:list-item>
              <text:list-item>
                <text:p>Library version mismatches between apps</text:p>
              </text:list-item>
              <text:list-item>
                <text:p>Need to bundle OS with App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Types of container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Dedicated machine – maintained by humans</text:p>
              </text:list-item>
              <text:list-item>
                <text:p>Machine maintained by scripts (ansible, puppet, etc.)</text:p>
              </text:list-item>
              <text:list-item>
                <text:p>Virtual machine image</text:p>
              </text:list-item>
              <text:list-item>
                <text:p>Partitioned operating system (LXD)</text:p>
              </text:list-item>
              <text:list-item>
                <text:p>OCI containers (Docker, Kubernetes, etc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at is Docker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Runs OCI containers on the host OS (typically Linux)</text:p>
              </text:list-item>
              <text:list-item>
                <text:p>Grants the container a limited (namespaced) view of OS resources:</text:p>
                <text:list>
                  <text:list-item>
                    <text:p>Files</text:p>
                  </text:list-item>
                  <text:list-item>
                    <text:p>Network</text:p>
                  </text:list-item>
                  <text:list-item>
                    <text:p>Running apps</text:p>
                  </text:list-item>
                </text:list>
              </text:list-item>
              <text:list-item>
                <text:p>When main app stops, container st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at is Docker (2)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Can save snapshot of container as an image</text:p>
              </text:list-item>
              <text:list-item>
                <text:p>Can upload/download image to/from repositories</text:p>
              </text:list-item>
              <text:list-item>
                <text:p>Many popular images (Ubuntu, Busybox, MySQL, Postgresql, Golang, Python, Nginx)</text:p>
              </text:list-item>
              <text:list-item>
                <text:p>https://hub.docker.com/search?q=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aking a Docker Image 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Create a directory</text:p>
              </text:list-item>
              <text:list-item>
                <text:p>Create a “Dockerfile” with a starting image, and instructions of what to do with that image</text:p>
              </text:list-item>
              <text:list-item>
                <text:p>Run “docker build” to run the starting image, execute the instructions and save the resulting image</text:p>
              </text:list-item>
              <text:list-item>
                <text:p>Use “dive” to inspect the 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image workshop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Copy files</text:p>
              </text:list-item>
              <text:list-item>
                <text:p>Multiple layer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Blue Lines and Gradients</dc:title>
    <dc:description>Presentation Layout Template</dc:description>
    <meta:creation-date>2023-11-05T11:13:47.03</meta:creation-date>
    <dc:language>en-US</dc:language>
    <meta:editing-cycles>10</meta:editing-cycles>
    <meta:editing-duration>PT33M10S</meta:editing-duration>
    <meta:initial-creator>Warren Hodgkinson</meta:initial-creator>
    <dc:date>2023-11-05T11:46:58.61</dc:date>
    <dc:creator>Warren Hodgkinson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../Program%20Files%20(x86)/OpenOffice%204/share/template/en-US/layout/lyt-bluelinesgrad.otp"/>
  </office:meta>
</office:document-meta>
</file>